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0000ff" draw:stroke-linejoin="round" svg:stroke-linecap="butt" draw:fill="none" fo:padding-top="0.018cm" fo:padding-bottom="0.018cm" fo:padding-left="0.018cm" fo:padding-right="0.018cm"/>
    </style:style>
    <style:style style:name="gr2" style:family="graphic" style:parent-style-name="standard">
      <style:graphic-properties draw:stroke="dash" draw:stroke-dash="stroke-dash22" svg:stroke-width="0.037cm" svg:stroke-color="#000000" draw:stroke-linejoin="round" svg:stroke-linecap="butt" draw:fill="none" fo:padding-top="0.018cm" fo:padding-bottom="0.018cm" fo:padding-left="0.018cm" fo:padding-right="0.018cm"/>
    </style:style>
    <style:style style:name="gr3" style:family="graphic" style:parent-style-name="standard">
      <style:graphic-properties draw:stroke="dash" draw:stroke-dash="stroke-dash25" svg:stroke-width="0.1cm" svg:stroke-color="#ff0000" draw:marker-start-width="0.384cm" draw:marker-end-width="0.384cm" draw:stroke-linejoin="round" svg:stroke-linecap="butt" draw:fill="none" fo:padding-top="0.049cm" fo:padding-bottom="0.049cm" fo:padding-left="0.049cm" fo:padding-right="0.049cm"/>
    </style:style>
    <style:style style:name="gr4" style:family="graphic" style:parent-style-name="standard">
      <style:graphic-properties draw:stroke="none" draw:fill="solid" draw:fill-color="#cccccc"/>
    </style:style>
    <style:style style:name="gr5" style:family="graphic" style:parent-style-name="standard">
      <style:graphic-properties draw:stroke="none" draw:fill="none" draw:textarea-horizontal-align="left" draw:textarea-vertical-align="top" draw:auto-grow-height="true" draw:auto-grow-width="true" fo:min-height="0.607cm" fo:min-width="3.05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607cm" fo:min-width="3.397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607cm" fo:min-width="1.98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607cm" fo:min-width="2.86cm" fo:padding-top="0cm" fo:padding-bottom="0cm" fo:padding-left="0cm" fo:padding-right="0cm"/>
    </style:style>
    <style:style style:name="gr9" style:family="graphic" style:parent-style-name="standard">
      <style:graphic-properties draw:stroke="solid" svg:stroke-width="0.037cm" svg:stroke-color="#000000" draw:stroke-linejoin="round" svg:stroke-linecap="square" draw:fill="none" fo:padding-top="0.018cm" fo:padding-bottom="0.018cm" fo:padding-left="0.018cm" fo:padding-right="0.018cm"/>
    </style:style>
    <style:style style:name="gr10"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11" style:family="graphic" style:parent-style-name="standard">
      <style:graphic-properties draw:stroke="none" draw:fill="none" draw:textarea-horizontal-align="left" draw:textarea-vertical-align="top" draw:auto-grow-height="true" draw:auto-grow-width="true" fo:min-height="0.607cm" fo:min-width="0.59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607cm" fo:min-width="0.83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07cm" fo:min-width="0.42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607cm" fo:min-width="0.35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708cm" fo:min-width="3.003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708cm" fo:min-width="2.16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607cm" fo:min-width="0.92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607cm" fo:min-width="0.7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607cm" fo:min-width="1.41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607cm" fo:min-width="0.522cm" fo:padding-top="0cm" fo:padding-bottom="0cm" fo:padding-left="0cm" fo:padding-right="0cm"/>
    </style:style>
    <style:style style:name="gr21" style:family="graphic" style:parent-style-name="standard">
      <style:graphic-properties draw:stroke="none" svg:stroke-color="#000000" draw:fill="none" draw:fill-color="#ffffff" draw:textarea-horizontal-align="left" draw:auto-grow-height="true" draw:auto-grow-width="false" fo:min-height="1.5cm" fo:min-width="0cm"/>
    </style:style>
    <style:style style:name="P1" style:family="paragraph">
      <loext:graphic-properties draw:fill="none"/>
      <style:text-properties style:font-name="Arial"/>
    </style:style>
    <style:style style:name="P2" style:family="paragraph">
      <loext:graphic-properties draw:fill="solid" draw:fill-color="#cccccc"/>
      <style:text-properties style:font-name="Arial"/>
    </style:style>
    <style:style style:name="P3" style:family="paragraph">
      <style:paragraph-properties fo:text-align="start" style:writing-mode="lr-tb"/>
      <style:text-properties style:font-name="Arial"/>
    </style:style>
    <style:style style:name="P4" style:family="paragraph">
      <loext:graphic-properties draw:fill="none"/>
      <style:paragraph-properties fo:text-align="start" style:writing-mode="lr-tb"/>
      <style:text-properties style:font-name="Arial" fo:font-size="12pt" style:font-size-asian="12pt" style:font-size-complex="12pt"/>
    </style:style>
    <style:style style:name="P5" style:family="paragraph">
      <loext:graphic-properties draw:fill="none"/>
      <style:paragraph-properties fo:text-align="start" style:writing-mode="lr-tb"/>
      <style:text-properties style:font-name="Arial" fo:font-size="14pt" style:font-size-asian="14pt" style:font-size-complex="14pt"/>
    </style:style>
    <style:style style:name="P6" style:family="paragraph">
      <style:text-properties style:font-name="Arial"/>
    </style:style>
    <style:style style:name="P7" style:family="paragraph">
      <loext:graphic-properties draw:fill="none" draw:fill-color="#ffffff"/>
      <style:text-properties style:font-name="Arial"/>
    </style:style>
    <style:style style:name="T1" style:family="text">
      <style:text-properties fo:color="#000000" fo:font-size="12pt" style:font-size-asian="12pt" style:font-name-complex="Helvetica" style:font-size-complex="12pt"/>
    </style:style>
    <style:style style:name="T2" style:family="text">
      <style:text-properties fo:color="#000000" fo:font-size="14pt" style:font-size-asian="14pt" style:font-name-complex="Helvetica" style:font-size-complex="14pt"/>
    </style:style>
    <style:style style:name="T3"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5.59cm" svg:height="5.599cm" svg:x="2.341cm" svg:y="0.923cm" svg:viewBox="0 0 5591 5600" draw:points="0,5600 560,5600 560,4667 1119,4667 1119,3733 1678,3733 1678,2800 1678,1866 2237,1866 2237,933 2796,933 3355,933 3914,933 4473,933 5032,933 5032,0 5591,0">
          <text:p/>
        </draw:polyline>
        <draw:polyline draw:style-name="gr2" draw:text-style-name="P1" draw:layer="layout" svg:width="5.59cm" svg:height="5.599cm" svg:x="2.341cm" svg:y="0.923cm" svg:viewBox="0 0 5591 5600" draw:points="0,5600 0,5200 0,4800 280,4800 280,4400 280,4000 280,3600 560,3600 840,3600 840,3200 840,2800 840,2400 1119,2400 1399,2400 1399,2000 1399,1599 1678,1599 1678,1200 1678,799 1958,799 1958,399 2237,399 2517,399 2796,399 3076,399 3355,399 3635,399 3914,399 4194,399 4473,399 4473,0 4753,0 5312,0 5591,0">
          <text:p/>
        </draw:polyline>
        <draw:polyline draw:style-name="gr3" draw:text-style-name="P1" draw:layer="layout" svg:width="5.59cm" svg:height="5.599cm" svg:x="2.341cm" svg:y="0.923cm" svg:viewBox="0 0 5591 5600" draw:points="0,5600 0,4900 0,4200 0,3500 0,2800 560,2800 560,2100 560,1400 1119,1400 1119,700 1678,700 1678,0 2237,0 2796,0 3355,0 3914,0 4473,0 5032,0 5591,0">
          <text:p/>
        </draw:polyline>
        <draw:polyline draw:style-name="gr1" draw:text-style-name="P1" draw:layer="layout" svg:width="5.59cm" svg:height="5.599cm" svg:x="2.341cm" svg:y="7.725cm" svg:viewBox="0 0 5591 5600" draw:points="0,5600 0,4900 280,4900 560,4900 560,4200 1119,4200 1678,4200 1678,3500 2237,3500 2517,3500 3076,3500 3355,3500 4194,3500 4753,2800 5032,2100 5312,701 5312,0 5591,0">
          <text:p/>
        </draw:polyline>
        <draw:polyline draw:style-name="gr2" draw:text-style-name="P1" draw:layer="layout" svg:width="5.59cm" svg:height="5.599cm" svg:x="2.341cm" svg:y="7.725cm" svg:viewBox="0 0 5591 5600" draw:points="0,5600 0,5250 140,5250 140,4900 280,4900 419,4900 560,4900 560,4550 1119,4550 1119,3850 1399,3850 1539,3150 1958,3150 2097,2800 2377,2800 2796,2800 3215,2450 3775,1400 4194,1050 4473,350 5172,0 5591,0">
          <text:p/>
        </draw:polyline>
        <draw:polyline draw:style-name="gr3" draw:text-style-name="P1" draw:layer="layout" svg:width="5.59cm" svg:height="5.599cm" svg:x="2.341cm" svg:y="7.725cm" svg:viewBox="0 0 5591 5600" draw:points="0,5600 0,4900 280,4900 560,4900 1119,4900 1119,3500 1399,2800 1678,2800 1678,2100 2237,2100 2237,1400 2796,0 3355,0 3635,0 5032,0 5591,0">
          <text:p/>
        </draw:polyline>
        <draw:polyline draw:style-name="gr1" draw:text-style-name="P1" draw:layer="layout" svg:width="5.59cm" svg:height="5.599cm" svg:x="8.736cm" svg:y="0.923cm" svg:viewBox="0 0 5591 5600" draw:points="0,5600 0,5305 0,5011 0,4716 311,4716 311,4421 621,4421 621,4126 621,3832 621,3537 932,3537 1243,3537 1243,3242 1553,3242 1553,2947 1553,2653 1553,2358 1863,2358 2174,2358 2174,2063 2485,2063 2795,2063 3106,2063 3106,1768 3416,1178 3727,1178 4038,1178 4348,1178 4658,1178 4658,884 4658,589 4658,294 4969,294 5281,294 5591,294 5591,0">
          <text:p/>
        </draw:polyline>
        <draw:polyline draw:style-name="gr2" draw:text-style-name="P1" draw:layer="layout" svg:width="5.59cm" svg:height="5.599cm" svg:x="8.736cm" svg:y="0.923cm" svg:viewBox="0 0 5591 5600" draw:points="0,5600 0,5448 0,5297 0,5146 0,4994 0,4843 0,4692 0,4541 0,4389 148,4389 148,4238 295,4238 295,4087 442,4087 442,3935 589,3935 589,3784 589,3633 589,3481 736,3481 736,3330 883,3330 1030,3330 1030,3179 1177,3179 1177,3027 1177,2876 1177,2725 1177,2573 1324,2573 1471,2573 1618,2573 1618,2422 1765,2422 1765,2270 1912,2270 1912,2119 2060,1968 2207,1968 2354,1968 2354,1815 2501,1513 2648,1513 2795,1513 2942,1513 3089,1513 3236,1513 3236,1361 3236,1210 3384,1210 3531,1210 3678,1210 3825,1210 3825,1059 3825,907 3972,907 4119,756 4266,756 4413,756 4560,756 4560,605 4560,453 4708,302 4855,302 5002,302 5149,302 5149,151 5444,151 5444,0 5591,0">
          <text:p/>
        </draw:polyline>
        <draw:polyline draw:style-name="gr3" draw:text-style-name="P1" draw:layer="layout" svg:width="5.59cm" svg:height="5.599cm" svg:x="8.736cm" svg:y="0.923cm" svg:viewBox="0 0 5591 5600" draw:points="0,5600 0,5289 0,4978 0,4667 0,4355 0,4044 280,4044 280,3733 559,3733 559,3422 559,3111 839,3111 839,2800 1118,2800 1398,2800 1398,2489 1398,2178 1398,1866 1677,1866 1957,1866 2236,1866 2236,1555 2236,1244 2516,1244 2795,1244 3075,1244 3354,1244 3634,933 3913,933 4193,933 4472,933 4472,622 4472,311 4752,311 5312,311 5312,0 5591,0">
          <text:p/>
        </draw:polyline>
        <draw:polyline draw:style-name="gr1" draw:text-style-name="P1" draw:layer="layout" svg:width="5.59cm" svg:height="5.599cm" svg:x="8.736cm" svg:y="7.725cm" svg:viewBox="0 0 5591 5600" draw:points="0,5600 94,5600 94,5320 187,5320 187,5040 187,4760 280,4760 280,4480 373,4480 466,4480 466,4200 559,4200 839,4200 1118,3920 1305,3920 1677,3920 1863,3640 2050,3360 2329,2800 2609,1961 3634,1681 4193,1121 4845,841 5218,280 5591,0">
          <text:p/>
        </draw:polyline>
        <draw:polyline draw:style-name="gr2" draw:text-style-name="P1" draw:layer="layout" svg:width="5.59cm" svg:height="5.599cm" svg:x="8.736cm" svg:y="7.725cm" svg:viewBox="0 0 5591 5600" draw:points="0,5600 48,5600 97,5600 97,5484 145,5484 145,5250 145,5134 193,5134 193,5017 241,5017 289,5017 338,4900 338,4667 386,4550 434,4550 530,4550 530,4200 579,4084 579,3967 771,3967 964,3617 1253,3617 1542,3500 1831,2917 1976,2567 2313,1984 2699,1634 3374,1517 3952,1050 4482,817 5060,116 5495,0 5591,0">
          <text:p/>
        </draw:polyline>
        <draw:polyline draw:style-name="gr3" draw:text-style-name="P1" draw:layer="layout" svg:width="5.59cm" svg:height="5.599cm" svg:x="8.736cm" svg:y="7.725cm" svg:viewBox="0 0 5591 5600" draw:points="0,5600 100,5600 100,5400 100,5200 200,5200 300,5200 399,5200 399,4800 499,4600 599,4600 599,4200 599,4000 599,3800 699,3800 799,3400 1198,3400 1398,3200 1797,2401 1897,2001 2296,1400 2795,1400 3095,1400 3694,1001 4093,801 4891,0 5391,0 5591,0">
          <text:p/>
        </draw:polyline>
        <draw:polyline draw:style-name="gr1" draw:text-style-name="P1" draw:layer="layout" svg:width="5.59cm" svg:height="5.599cm" svg:x="15.131cm" svg:y="0.923cm" svg:viewBox="0 0 5591 5600" draw:points="0,5600 0,5425 65,5425 65,5250 130,5250 130,5075 130,4900 195,4900 195,4725 260,4725 325,4725 325,4550 390,4550 390,4375 455,4375 520,4375 520,4200 520,4025 585,4025 715,4025 910,4025 1105,3850 1235,3850 1365,3850 1365,3675 1365,3500 1625,3500 1755,3500 1885,3325 1950,3325 2080,3150 2145,3150 2275,3150 2470,2800 2535,2800 2730,2275 2925,2275 2990,2275 3705,2100 3835,1925 4225,1574 4290,1400 4746,1225 4811,1050 4876,700 5136,350 5136,175 5396,0 5526,0 5591,0">
          <text:p/>
        </draw:polyline>
        <draw:polyline draw:style-name="gr2" draw:text-style-name="P1" draw:layer="layout" svg:width="5.59cm" svg:height="5.599cm" svg:x="15.131cm" svg:y="0.923cm" svg:viewBox="0 0 5591 5600" draw:points="0,5600 0,5519 33,5519 65,5519 65,5437 98,5437 98,5275 98,5194 131,5194 131,5113 164,5113 164,5032 196,5032 229,5032 229,4951 262,4951 294,4869 327,4869 327,4707 360,4707 392,4707 425,4626 458,4626 491,4545 523,4545 556,4545 621,4545 621,4464 621,4220 654,4139 785,4139 785,4058 916,4058 916,3896 1046,3652 1112,3652 1308,3652 1340,3490 1373,3409 1569,3328 1667,3328 1700,3328 1896,2922 1929,2841 2027,2597 2060,2597 2125,2597 2354,2191 2387,2191 2485,2191 2746,1948 2844,1866 2877,1866 3335,1785 3465,1541 3857,1217 3956,1136 4054,1055 4413,892 4447,811 4513,649 4905,162 5068,81 5362,0 5428,0 5591,0">
          <text:p/>
        </draw:polyline>
        <draw:polyline draw:style-name="gr3" draw:text-style-name="P1" draw:layer="layout" svg:width="5.59cm" svg:height="5.599cm" svg:x="15.131cm" svg:y="0.923cm" svg:viewBox="0 0 5591 5600" draw:points="0,5600 66,5600 66,5448 66,5297 132,5297 132,5146 197,5146 263,5146 329,5146 329,4843 395,4843 461,4692 526,4692 592,4692 658,4692 724,4692 724,4389 724,4238 855,4238 855,4087 921,4087 921,3784 987,3481 1250,3481 1315,3330 1381,3330 1513,3179 1579,3179 1644,3179 1907,2573 1907,2422 1973,2119 2236,1664 2302,1664 2434,1664 2762,1664 2762,1513 2960,1513 3091,1210 3486,907 3683,756 3814,756 4078,605 4143,605 4671,0 4999,0 5328,0 5591,0">
          <text:p/>
        </draw:polyline>
        <draw:polyline draw:style-name="gr1" draw:text-style-name="P1" draw:layer="layout" svg:width="5.59cm" svg:height="5.599cm" svg:x="15.131cm" svg:y="7.725cm" svg:viewBox="0 0 5591 5600" draw:points="0,5600 0,5502 49,5502 49,5403 49,5305 98,5305 98,5207 98,5109 147,5109 147,5011 147,4912 196,4912 245,4912 245,4814 245,4716 294,4716 343,4716 343,4618 392,4618 442,4618 442,4519 491,4519 540,4519 540,4421 540,4323 540,4225 589,4225 589,4126 687,4126 834,4126 883,4126 1030,4028 1128,4028 1226,4028 1226,3930 1226,3832 1226,3734 1226,3635 1226,3537 1422,3537 1471,3537 1569,3537 1618,3537 1716,3439 1765,3439 1815,3439 1815,3341 1913,3242 1913,3144 1962,3144 2011,3144 2011,3046 2109,3046 2256,2850 2256,2751 2256,2653 2256,2555 2305,2555 2354,2555 2354,2457 2501,2162 2550,2162 2599,2162 2648,2162 2648,2064 2697,2064 2844,2064 2893,2064 2942,2064 3482,1966 3531,1966 3580,1966 3580,1867 3678,1769 3727,1769 3776,1769 3825,1573 4119,1376 4217,1376 4266,1278 4315,1278 4660,1180 4709,1180 4758,1081 4807,1081 4856,885 5052,689 5052,589 5052,491 5052,393 5101,393 5101,295 5297,196 5395,196 5395,98 5444,98 5493,98 5542,98 5542,0 5591,0">
          <text:p/>
        </draw:polyline>
        <draw:polyline draw:style-name="gr2" draw:text-style-name="P1" draw:layer="layout" svg:width="5.59cm" svg:height="5.599cm" svg:x="15.131cm" svg:y="7.725cm" svg:viewBox="0 0 5591 5600" draw:points="0,5600 0,5553 25,5553 49,5553 49,5507 49,5460 49,5413 49,5367 49,5320 49,5273 74,5273 74,5227 74,5134 74,5087 98,5087 98,5040 122,5040 122,4993 122,4947 147,4947 171,4947 171,4900 171,4853 171,4807 196,4807 220,4760 220,4713 244,4713 244,4620 269,4620 293,4620 318,4620 342,4573 366,4573 391,4527 415,4527 440,4527 464,4527 464,4480 513,4480 513,4434 537,4434 537,4387 537,4340 537,4200 537,4154 562,4107 562,4060 659,4060 659,4013 684,4013 781,4013 781,3920 806,3920 830,3920 830,3873 928,3734 977,3734 1001,3734 1147,3734 1172,3640 1172,3594 1172,3547 1196,3500 1196,3454 1343,3407 1343,3360 1343,3314 1367,3314 1441,3314 1465,3314 1465,3267 1489,3267 1514,3267 1514,3220 1660,2987 1684,2987 1709,2940 1733,2940 1733,2894 1806,2754 1806,2707 1831,2707 1855,2707 1855,2661 1855,2614 1904,2614 1928,2614 2100,2380 2100,2334 2124,2334 2124,2287 2124,2240 2124,2194 2124,2147 2197,2147 2222,2147 2246,2147 2270,2147 2270,2100 2295,2100 2490,1961 2514,1961 2514,1914 2539,1914 2563,1914 2563,1867 2588,1867 2661,1821 2685,1821 2685,1774 2710,1727 2734,1727 3076,1681 3100,1681 3125,1681 3149,1681 3149,1634 3247,1494 3271,1494 3295,1494 3320,1400 3345,1400 3637,1214 3662,1214 3686,1214 3735,1214 3808,1167 3881,1121 3906,1121 4174,1027 4199,1027 4199,981 4223,981 4248,934 4248,888 4272,888 4296,888 4345,794 4639,513 4639,466 4664,466 4688,466 4688,420 4688,373 4713,373 4737,373 4761,326 4786,326 4835,326 4859,326 4981,280 5005,280 5225,233 5225,187 5274,187 5274,140 5298,93 5322,93 5347,93 5372,93 5396,93 5396,47 5445,47 5445,0 5469,0 5591,0">
          <text:p/>
        </draw:polyline>
        <draw:polyline draw:style-name="gr3" draw:text-style-name="P1" draw:layer="layout" svg:width="5.59cm" svg:height="5.599cm" svg:x="15.131cm" svg:y="7.725cm" svg:viewBox="0 0 5591 5600" draw:points="0,5600 49,5600 49,5511 49,5422 49,5333 49,5244 49,5156 49,5067 49,4978 98,4978 98,4889 98,4800 98,4711 146,4711 195,4711 243,4711 243,4533 292,4533 341,4445 389,4445 438,4445 486,4445 535,4445 535,4356 535,4267 535,4089 535,4000 632,4000 632,3912 681,3912 729,3912 729,3734 778,3734 778,3645 826,3467 875,3467 1069,3467 1118,3378 1167,3378 1264,3289 1264,3200 1264,3111 1313,3111 1361,3111 1361,3023 1410,3023 1410,2934 1604,2578 1604,2489 1653,2489 1702,2312 1702,2223 1750,2223 1945,1956 1993,1956 1993,1867 1993,1778 2090,1778 2139,1778 2187,1778 2236,1778 2479,1778 2479,1689 2479,1600 2479,1512 2479,1423 2528,1423 2674,1423 2722,1423 2820,1245 2868,1245 3160,1067 3208,1067 3257,1067 3403,979 3500,979 3694,890 3694,801 3743,801 3743,712 3792,712 3840,712 4229,355 4278,355 4326,355 4375,355 4424,355 4473,266 4522,266 4570,266 4619,266 4862,266 4911,266 5154,266 5154,177 5154,89 5202,89 5251,89 5348,89 5348,0 5397,0 5591,0">
          <text:p/>
        </draw:polyline>
        <draw:polygon draw:style-name="gr4" draw:text-style-name="P2" draw:layer="layout" svg:width="6.149cm" svg:height="0.397cm" svg:x="2.062cm" svg:y="7.048cm" svg:viewBox="0 0 6150 398" draw:points="0,398 6150,398 6150,0 0,0">
          <text:p/>
        </draw:polygon>
        <draw:polygon draw:style-name="gr4" draw:text-style-name="P2" draw:layer="layout" svg:width="6.149cm" svg:height="0.397cm" svg:x="8.457cm" svg:y="7.048cm" svg:viewBox="0 0 6150 398" draw:points="0,398 6150,398 6150,0 0,0">
          <text:p/>
        </draw:polygon>
        <draw:frame draw:style-name="gr5" draw:text-style-name="P4" draw:layer="layout" svg:width="3.058cm" svg:height="0.607cm" svg:x="3.613cm" svg:y="7.013cm">
          <draw:text-box>
            <text:p text:style-name="P3"><text:span text:style-name="T1">Rizvi 2018 −341</text:span></text:p>
          </draw:text-box>
        </draw:frame>
        <draw:polygon draw:style-name="gr4" draw:text-style-name="P2" draw:layer="layout" svg:width="6.149cm" svg:height="0.397cm" svg:x="14.852cm" svg:y="7.048cm" svg:viewBox="0 0 6150 398" draw:points="0,398 6150,398 6150,0 0,0">
          <text:p/>
        </draw:polygon>
        <draw:frame draw:style-name="gr5" draw:text-style-name="P4" draw:layer="layout" svg:width="3.058cm" svg:height="0.607cm" svg:x="10.008cm" svg:y="7.013cm">
          <draw:text-box>
            <text:p text:style-name="P3"><text:span text:style-name="T1">Rizvi 2018 −410</text:span></text:p>
          </draw:text-box>
        </draw:frame>
        <draw:polygon draw:style-name="gr4" draw:text-style-name="P2" draw:layer="layout" svg:width="6.149cm" svg:height="0.398cm" svg:x="2.062cm" svg:y="0.245cm" svg:viewBox="0 0 6150 399" draw:points="0,399 6150,399 6150,0 0,0">
          <text:p/>
        </draw:polygon>
        <draw:frame draw:style-name="gr6" draw:text-style-name="P4" draw:layer="layout" svg:width="3.397cm" svg:height="0.607cm" svg:x="16.233cm" svg:y="7.013cm">
          <draw:text-box>
            <text:p text:style-name="P3"><text:span text:style-name="T1">NSCLC combined</text:span></text:p>
          </draw:text-box>
        </draw:frame>
        <draw:polygon draw:style-name="gr4" draw:text-style-name="P2" draw:layer="layout" svg:width="6.149cm" svg:height="0.398cm" svg:x="8.457cm" svg:y="0.245cm" svg:viewBox="0 0 6150 399" draw:points="0,399 6150,399 6150,0 0,0">
          <text:p/>
        </draw:polygon>
        <draw:frame draw:style-name="gr7" draw:text-style-name="P4" draw:layer="layout" svg:width="1.983cm" svg:height="0.607cm" svg:x="4.149cm" svg:y="0.211cm">
          <draw:text-box>
            <text:p text:style-name="P3"><text:span text:style-name="T1">Rizvi 2015</text:span></text:p>
          </draw:text-box>
        </draw:frame>
        <draw:polygon draw:style-name="gr4" draw:text-style-name="P2" draw:layer="layout" svg:width="6.149cm" svg:height="0.398cm" svg:x="14.852cm" svg:y="0.245cm" svg:viewBox="0 0 6150 399" draw:points="0,399 6150,399 6150,0 0,0">
          <text:p/>
        </draw:polygon>
        <draw:frame draw:style-name="gr8" draw:text-style-name="P4" draw:layer="layout" svg:width="2.86cm" svg:height="0.607cm" svg:x="10.108cm" svg:y="0.211cm">
          <draw:text-box>
            <text:p text:style-name="P3"><text:span text:style-name="T1">Hellmann 2018</text:span></text:p>
          </draw:text-box>
        </draw:frame>
        <draw:line draw:style-name="gr9" draw:text-style-name="P1" draw:layer="layout" svg:x1="2.062cm" svg:y1="13.604cm" svg:x2="8.211cm" svg:y2="13.604cm">
          <text:p/>
        </draw:line>
        <draw:line draw:style-name="gr10" draw:text-style-name="P1" draw:layer="layout" svg:x1="2.341cm" svg:y1="13.727cm" svg:x2="2.341cm" svg:y2="13.604cm">
          <text:p/>
        </draw:line>
        <draw:line draw:style-name="gr10" draw:text-style-name="P1" draw:layer="layout" svg:x1="3.739cm" svg:y1="13.727cm" svg:x2="3.739cm" svg:y2="13.604cm">
          <text:p/>
        </draw:line>
        <draw:line draw:style-name="gr10" draw:text-style-name="P1" draw:layer="layout" svg:x1="5.136cm" svg:y1="13.727cm" svg:x2="5.136cm" svg:y2="13.604cm">
          <text:p/>
        </draw:line>
        <draw:line draw:style-name="gr10" draw:text-style-name="P1" draw:layer="layout" svg:x1="6.534cm" svg:y1="13.727cm" svg:x2="6.534cm" svg:y2="13.604cm">
          <text:p/>
        </draw:line>
        <draw:line draw:style-name="gr10" draw:text-style-name="P1" draw:layer="layout" svg:x1="7.931cm" svg:y1="13.727cm" svg:x2="7.931cm" svg:y2="13.604cm">
          <text:p/>
        </draw:line>
        <draw:frame draw:style-name="gr7" draw:text-style-name="P4" draw:layer="layout" svg:width="1.983cm" svg:height="0.607cm" svg:x="16.939cm" svg:y="0.211cm">
          <draw:text-box>
            <text:p text:style-name="P3"><text:span text:style-name="T1">Rizvi 2018</text:span></text:p>
          </draw:text-box>
        </draw:frame>
        <draw:frame draw:style-name="gr11" draw:text-style-name="P4" draw:layer="layout" svg:width="0.595cm" svg:height="0.607cm" svg:x="1.87cm" svg:y="13.751cm">
          <draw:text-box>
            <text:p text:style-name="P3"><text:span text:style-name="T1"><text:s text:c="3"/></text:span><text:span text:style-name="T1">0</text:span></text:p>
          </draw:text-box>
        </draw:frame>
        <draw:frame draw:style-name="gr12" draw:text-style-name="P4" draw:layer="layout" svg:width="0.832cm" svg:height="0.607cm" svg:x="3.327cm" svg:y="13.751cm">
          <draw:text-box>
            <text:p text:style-name="P3"><text:span text:style-name="T1">0.25</text:span></text:p>
          </draw:text-box>
        </draw:frame>
        <draw:frame draw:style-name="gr12" draw:text-style-name="P4" draw:layer="layout" svg:width="0.832cm" svg:height="0.607cm" svg:x="4.725cm" svg:y="13.751cm">
          <draw:text-box>
            <text:p text:style-name="P3"><text:span text:style-name="T1">0.50</text:span></text:p>
          </draw:text-box>
        </draw:frame>
        <draw:frame draw:style-name="gr12" draw:text-style-name="P4" draw:layer="layout" svg:width="0.832cm" svg:height="0.607cm" svg:x="6.122cm" svg:y="13.751cm">
          <draw:text-box>
            <text:p text:style-name="P3"><text:span text:style-name="T1">0.75</text:span></text:p>
          </draw:text-box>
        </draw:frame>
        <draw:line draw:style-name="gr9" draw:text-style-name="P1" draw:layer="layout" svg:x1="8.457cm" svg:y1="13.604cm" svg:x2="14.606cm" svg:y2="13.604cm">
          <text:p/>
        </draw:line>
        <draw:line draw:style-name="gr10" draw:text-style-name="P1" draw:layer="layout" svg:x1="8.736cm" svg:y1="13.727cm" svg:x2="8.736cm" svg:y2="13.604cm">
          <text:p/>
        </draw:line>
        <draw:line draw:style-name="gr10" draw:text-style-name="P1" draw:layer="layout" svg:x1="10.134cm" svg:y1="13.727cm" svg:x2="10.134cm" svg:y2="13.604cm">
          <text:p/>
        </draw:line>
        <draw:line draw:style-name="gr10" draw:text-style-name="P1" draw:layer="layout" svg:x1="11.531cm" svg:y1="13.727cm" svg:x2="11.531cm" svg:y2="13.604cm">
          <text:p/>
        </draw:line>
        <draw:line draw:style-name="gr10" draw:text-style-name="P1" draw:layer="layout" svg:x1="12.929cm" svg:y1="13.727cm" svg:x2="12.929cm" svg:y2="13.604cm">
          <text:p/>
        </draw:line>
        <draw:line draw:style-name="gr10" draw:text-style-name="P1" draw:layer="layout" svg:x1="14.326cm" svg:y1="13.727cm" svg:x2="14.326cm" svg:y2="13.604cm">
          <text:p/>
        </draw:line>
        <draw:frame draw:style-name="gr13" draw:text-style-name="P4" draw:layer="layout" svg:width="0.422cm" svg:height="0.607cm" svg:x="7.72cm" svg:y="13.751cm">
          <draw:text-box>
            <text:p text:style-name="P3"><text:span text:style-name="T1"><text:s/></text:span><text:span text:style-name="T1">1</text:span></text:p>
          </draw:text-box>
        </draw:frame>
        <draw:frame draw:style-name="gr12" draw:text-style-name="P4" draw:layer="layout" svg:width="0.832cm" svg:height="0.607cm" svg:x="9.722cm" svg:y="13.751cm">
          <draw:text-box>
            <text:p text:style-name="P3"><text:span text:style-name="T1">0.25</text:span></text:p>
          </draw:text-box>
        </draw:frame>
        <draw:frame draw:style-name="gr12" draw:text-style-name="P4" draw:layer="layout" svg:width="0.832cm" svg:height="0.607cm" svg:x="11.12cm" svg:y="13.751cm">
          <draw:text-box>
            <text:p text:style-name="P3"><text:span text:style-name="T1">0.50</text:span></text:p>
          </draw:text-box>
        </draw:frame>
        <draw:frame draw:style-name="gr12" draw:text-style-name="P4" draw:layer="layout" svg:width="0.832cm" svg:height="0.607cm" svg:x="12.517cm" svg:y="13.751cm">
          <draw:text-box>
            <text:p text:style-name="P3"><text:span text:style-name="T1">0.75</text:span></text:p>
          </draw:text-box>
        </draw:frame>
        <draw:line draw:style-name="gr9" draw:text-style-name="P1" draw:layer="layout" svg:x1="14.852cm" svg:y1="13.604cm" svg:x2="21.001cm" svg:y2="13.604cm">
          <text:p/>
        </draw:line>
        <draw:line draw:style-name="gr10" draw:text-style-name="P1" draw:layer="layout" svg:x1="15.131cm" svg:y1="13.727cm" svg:x2="15.131cm" svg:y2="13.604cm">
          <text:p/>
        </draw:line>
        <draw:line draw:style-name="gr10" draw:text-style-name="P1" draw:layer="layout" svg:x1="16.529cm" svg:y1="13.727cm" svg:x2="16.529cm" svg:y2="13.604cm">
          <text:p/>
        </draw:line>
        <draw:line draw:style-name="gr10" draw:text-style-name="P1" draw:layer="layout" svg:x1="17.926cm" svg:y1="13.727cm" svg:x2="17.926cm" svg:y2="13.604cm">
          <text:p/>
        </draw:line>
        <draw:line draw:style-name="gr10" draw:text-style-name="P1" draw:layer="layout" svg:x1="19.324cm" svg:y1="13.727cm" svg:x2="19.324cm" svg:y2="13.604cm">
          <text:p/>
        </draw:line>
        <draw:line draw:style-name="gr10" draw:text-style-name="P1" draw:layer="layout" svg:x1="20.721cm" svg:y1="13.727cm" svg:x2="20.721cm" svg:y2="13.604cm">
          <text:p/>
        </draw:line>
        <draw:frame draw:style-name="gr14" draw:text-style-name="P4" draw:layer="layout" svg:width="0.358cm" svg:height="0.607cm" svg:x="14.1cm" svg:y="13.751cm">
          <draw:text-box>
            <text:p text:style-name="P3"><text:span text:style-name="T1"><text:s/></text:span><text:span text:style-name="T1">1</text:span></text:p>
          </draw:text-box>
        </draw:frame>
        <draw:frame draw:style-name="gr12" draw:text-style-name="P4" draw:layer="layout" svg:width="0.832cm" svg:height="0.607cm" svg:x="16.117cm" svg:y="13.751cm">
          <draw:text-box>
            <text:p text:style-name="P3"><text:span text:style-name="T1">0.25</text:span></text:p>
          </draw:text-box>
        </draw:frame>
        <draw:frame draw:style-name="gr12" draw:text-style-name="P4" draw:layer="layout" svg:width="0.832cm" svg:height="0.607cm" svg:x="17.515cm" svg:y="13.751cm">
          <draw:text-box>
            <text:p text:style-name="P3"><text:span text:style-name="T1">0.50</text:span></text:p>
          </draw:text-box>
        </draw:frame>
        <draw:frame draw:style-name="gr12" draw:text-style-name="P4" draw:layer="layout" svg:width="0.832cm" svg:height="0.607cm" svg:x="18.912cm" svg:y="13.751cm">
          <draw:text-box>
            <text:p text:style-name="P3"><text:span text:style-name="T1">0.75</text:span></text:p>
          </draw:text-box>
        </draw:frame>
        <draw:line draw:style-name="gr9" draw:text-style-name="P1" draw:layer="layout" svg:x1="2.062cm" svg:y1="6.802cm" svg:x2="2.062cm" svg:y2="0.643cm">
          <text:p/>
        </draw:line>
        <draw:frame draw:style-name="gr13" draw:text-style-name="P4" draw:layer="layout" svg:width="0.422cm" svg:height="0.607cm" svg:x="20.61cm" svg:y="13.751cm">
          <draw:text-box>
            <text:p text:style-name="P3"><text:span text:style-name="T1">1</text:span></text:p>
          </draw:text-box>
        </draw:frame>
        <draw:frame draw:style-name="gr12" draw:text-style-name="P4" draw:layer="layout" svg:width="0.832cm" svg:height="0.607cm" svg:x="1.01cm" svg:y="6.288cm">
          <draw:text-box>
            <text:p text:style-name="P3"><text:span text:style-name="T1">0.00</text:span></text:p>
          </draw:text-box>
        </draw:frame>
        <draw:frame draw:style-name="gr12" draw:text-style-name="P4" draw:layer="layout" svg:width="0.832cm" svg:height="0.607cm" svg:x="1.01cm" svg:y="4.888cm">
          <draw:text-box>
            <text:p text:style-name="P3"><text:span text:style-name="T1">0.25</text:span></text:p>
          </draw:text-box>
        </draw:frame>
        <draw:frame draw:style-name="gr12" draw:text-style-name="P4" draw:layer="layout" svg:width="0.832cm" svg:height="0.607cm" svg:x="1.01cm" svg:y="3.489cm">
          <draw:text-box>
            <text:p text:style-name="P3"><text:span text:style-name="T1">0.50</text:span></text:p>
          </draw:text-box>
        </draw:frame>
        <draw:frame draw:style-name="gr12" draw:text-style-name="P4" draw:layer="layout" svg:width="0.832cm" svg:height="0.607cm" svg:x="1.01cm" svg:y="2.089cm">
          <draw:text-box>
            <text:p text:style-name="P3"><text:span text:style-name="T1">0.75</text:span></text:p>
          </draw:text-box>
        </draw:frame>
        <draw:line draw:style-name="gr10" draw:text-style-name="P1" draw:layer="layout" svg:x1="1.939cm" svg:y1="6.522cm" svg:x2="2.062cm" svg:y2="6.522cm">
          <text:p/>
        </draw:line>
        <draw:line draw:style-name="gr10" draw:text-style-name="P1" draw:layer="layout" svg:x1="1.939cm" svg:y1="5.122cm" svg:x2="2.062cm" svg:y2="5.122cm">
          <text:p/>
        </draw:line>
        <draw:line draw:style-name="gr10" draw:text-style-name="P1" draw:layer="layout" svg:x1="1.939cm" svg:y1="3.722cm" svg:x2="2.062cm" svg:y2="3.722cm">
          <text:p/>
        </draw:line>
        <draw:line draw:style-name="gr10" draw:text-style-name="P1" draw:layer="layout" svg:x1="1.939cm" svg:y1="2.323cm" svg:x2="2.062cm" svg:y2="2.323cm">
          <text:p/>
        </draw:line>
        <draw:line draw:style-name="gr10" draw:text-style-name="P1" draw:layer="layout" svg:x1="1.939cm" svg:y1="0.923cm" svg:x2="2.062cm" svg:y2="0.923cm">
          <text:p/>
        </draw:line>
        <draw:line draw:style-name="gr9" draw:text-style-name="P1" draw:layer="layout" svg:x1="2.062cm" svg:y1="13.604cm" svg:x2="2.062cm" svg:y2="7.445cm">
          <text:p/>
        </draw:line>
        <draw:frame draw:style-name="gr12" draw:text-style-name="P4" draw:layer="layout" svg:width="0.832cm" svg:height="0.607cm" svg:x="1.01cm" svg:y="0.689cm">
          <draw:text-box>
            <text:p text:style-name="P3"><text:span text:style-name="T1">1.00</text:span></text:p>
          </draw:text-box>
        </draw:frame>
        <draw:frame draw:style-name="gr12" draw:text-style-name="P4" draw:layer="layout" svg:width="0.832cm" svg:height="0.607cm" svg:x="1.01cm" svg:y="13.09cm">
          <draw:text-box>
            <text:p text:style-name="P3"><text:span text:style-name="T1">0.00</text:span></text:p>
          </draw:text-box>
        </draw:frame>
        <draw:frame draw:style-name="gr12" draw:text-style-name="P4" draw:layer="layout" svg:width="0.832cm" svg:height="0.607cm" svg:x="1.01cm" svg:y="11.691cm">
          <draw:text-box>
            <text:p text:style-name="P3"><text:span text:style-name="T1">0.25</text:span></text:p>
          </draw:text-box>
        </draw:frame>
        <draw:frame draw:style-name="gr12" draw:text-style-name="P4" draw:layer="layout" svg:width="0.832cm" svg:height="0.607cm" svg:x="1.01cm" svg:y="10.291cm">
          <draw:text-box>
            <text:p text:style-name="P3"><text:span text:style-name="T1">0.50</text:span></text:p>
          </draw:text-box>
        </draw:frame>
        <draw:frame draw:style-name="gr12" draw:text-style-name="P4" draw:layer="layout" svg:width="0.832cm" svg:height="0.607cm" svg:x="1.01cm" svg:y="8.891cm">
          <draw:text-box>
            <text:p text:style-name="P3"><text:span text:style-name="T1">0.75</text:span></text:p>
          </draw:text-box>
        </draw:frame>
        <draw:line draw:style-name="gr10" draw:text-style-name="P1" draw:layer="layout" svg:x1="1.939cm" svg:y1="13.324cm" svg:x2="2.062cm" svg:y2="13.324cm">
          <text:p/>
        </draw:line>
        <draw:line draw:style-name="gr10" draw:text-style-name="P1" draw:layer="layout" svg:x1="1.939cm" svg:y1="11.924cm" svg:x2="2.062cm" svg:y2="11.924cm">
          <text:p/>
        </draw:line>
        <draw:line draw:style-name="gr10" draw:text-style-name="P1" draw:layer="layout" svg:x1="1.939cm" svg:y1="10.524cm" svg:x2="2.062cm" svg:y2="10.524cm">
          <text:p/>
        </draw:line>
        <draw:line draw:style-name="gr10" draw:text-style-name="P1" draw:layer="layout" svg:x1="1.939cm" svg:y1="9.124cm" svg:x2="2.062cm" svg:y2="9.124cm">
          <text:p/>
        </draw:line>
        <draw:line draw:style-name="gr10" draw:text-style-name="P1" draw:layer="layout" svg:x1="1.939cm" svg:y1="7.725cm" svg:x2="2.062cm" svg:y2="7.725cm">
          <text:p/>
        </draw:line>
        <draw:frame draw:style-name="gr12" draw:text-style-name="P4" draw:layer="layout" svg:width="0.832cm" svg:height="0.607cm" svg:x="1.01cm" svg:y="7.491cm">
          <draw:text-box>
            <text:p text:style-name="P3"><text:span text:style-name="T1">1.00</text:span></text:p>
          </draw:text-box>
        </draw:frame>
        <draw:frame draw:style-name="gr15" draw:text-style-name="P5" draw:layer="layout" svg:width="3.003cm" svg:height="0.708cm" svg:x="10.043cm" svg:y="14.275cm">
          <draw:text-box>
            <text:p text:style-name="P3"><text:span text:style-name="T2">1 − specificity</text:span></text:p>
          </draw:text-box>
        </draw:frame>
        <draw:line draw:style-name="gr1" draw:text-style-name="P1" draw:layer="layout" svg:x1="21.79cm" svg:y1="6.962cm" svg:x2="22.196cm" svg:y2="6.962cm">
          <text:p/>
        </draw:line>
        <draw:line draw:style-name="gr2" draw:text-style-name="P1" draw:layer="layout" svg:x1="21.79cm" svg:y1="7.47cm" svg:x2="22.196cm" svg:y2="7.47cm">
          <text:p/>
        </draw:line>
        <draw:line draw:style-name="gr3" draw:text-style-name="P1" draw:layer="layout" svg:x1="21.79cm" svg:y1="7.978cm" svg:x2="22.196cm" svg:y2="7.978cm">
          <text:p/>
        </draw:line>
        <draw:frame draw:style-name="gr16" draw:text-style-name="P5" draw:layer="layout" svg:width="2.161cm" svg:height="0.708cm" draw:transform="rotate (1.5707963267949) translate (0.185cm 8.194cm)">
          <draw:text-box>
            <text:p text:style-name="P3"><text:span text:style-name="T2">sensitivity</text:span></text:p>
          </draw:text-box>
        </draw:frame>
        <draw:frame draw:style-name="gr17" draw:text-style-name="P4" draw:layer="layout" svg:width="0.921cm" svg:height="0.607cm" svg:x="22.393cm" svg:y="6.728cm">
          <draw:text-box>
            <text:p text:style-name="P3"><text:span text:style-name="T1">Male</text:span></text:p>
          </draw:text-box>
        </draw:frame>
        <draw:frame draw:style-name="gr18" draw:text-style-name="P4" draw:layer="layout" svg:width="0.76cm" svg:height="0.607cm" svg:x="22.393cm" svg:y="7.236cm">
          <draw:text-box>
            <text:p text:style-name="P3"><text:span text:style-name="T1">ALL</text:span></text:p>
          </draw:text-box>
        </draw:frame>
        <draw:frame draw:style-name="gr19" draw:text-style-name="P4" draw:layer="layout" svg:width="1.416cm" svg:height="0.607cm" svg:x="22.393cm" svg:y="7.744cm">
          <draw:text-box>
            <text:p text:style-name="P3"><text:span text:style-name="T1">Female</text:span></text:p>
          </draw:text-box>
        </draw:frame>
        <draw:frame draw:style-name="gr20" draw:text-style-name="P4" draw:layer="layout" svg:width="0.522cm" svg:height="0.607cm" svg:x="14.9cm" svg:y="13.751cm">
          <draw:text-box>
            <text:p text:style-name="P3"><text:span text:style-name="T1"><text:s/></text:span><text:span text:style-name="T1">0</text:span></text:p>
          </draw:text-box>
        </draw:frame>
        <draw:frame draw:style-name="gr11" draw:text-style-name="P4" draw:layer="layout" svg:width="0.595cm" svg:height="0.607cm" svg:x="8.28cm" svg:y="13.751cm">
          <draw:text-box>
            <text:p text:style-name="P3"><text:span text:style-name="T1"><text:s text:c="3"/></text:span><text:span text:style-name="T1">0</text:span></text:p>
          </draw:text-box>
        </draw:frame>
        <draw:frame draw:style-name="gr21" draw:text-style-name="P7" draw:layer="layout" svg:width="2.9cm" svg:height="1.5cm" svg:x="4.8cm" svg:y="4.8cm">
          <draw:text-box>
            <text:p text:style-name="P6"><text:span text:style-name="T3">Female AUC=0.912</text:span></text:p>
            <text:p text:style-name="P6"><text:span text:style-name="T3">ALL AUC=0.796 </text:span></text:p>
            <text:p text:style-name="P6"><text:span text:style-name="T3">Male AUC=0.633</text:span></text:p>
          </draw:text-box>
        </draw:frame>
        <draw:frame draw:style-name="gr21" draw:text-style-name="P7" draw:layer="layout" svg:width="2.9cm" svg:height="1.5cm" svg:x="11.1cm" svg:y="4.8cm">
          <draw:text-box>
            <text:p text:style-name="P6"><text:span text:style-name="T3">Female AUC=0.715</text:span></text:p>
            <text:p text:style-name="P6"><text:span text:style-name="T3">ALL AUC=0.68 </text:span></text:p>
            <text:p text:style-name="P6"><text:span text:style-name="T3">Male AUC=0.629</text:span></text:p>
          </draw:text-box>
        </draw:frame>
        <draw:frame draw:style-name="gr21" draw:text-style-name="P7" draw:layer="layout" svg:width="2.9cm" svg:height="1.5cm" svg:x="17.5cm" svg:y="4.8cm">
          <draw:text-box>
            <text:p text:style-name="P6"><text:span text:style-name="T3">Female AUC=0.659</text:span></text:p>
            <text:p text:style-name="P6"><text:span text:style-name="T3">ALL AUC=0.607 </text:span></text:p>
            <text:p text:style-name="P6"><text:span text:style-name="T3">Male AUC=0.545</text:span></text:p>
          </draw:text-box>
        </draw:frame>
        <draw:frame draw:style-name="gr21" draw:text-style-name="P7" draw:layer="layout" svg:width="2.9cm" svg:height="1.5cm" svg:x="4.8cm" svg:y="11.6cm">
          <draw:text-box>
            <text:p text:style-name="P6"><text:span text:style-name="T3">Female AUC=0.722</text:span></text:p>
            <text:p text:style-name="P6"><text:span text:style-name="T3">ALL AUC=0.566</text:span></text:p>
            <text:p text:style-name="P6"><text:span text:style-name="T3">Male AUC=0.391</text:span></text:p>
          </draw:text-box>
        </draw:frame>
        <draw:frame draw:style-name="gr21" draw:text-style-name="P7" draw:layer="layout" svg:width="2.9cm" svg:height="1.5cm" svg:x="11.1cm" svg:y="11.6cm">
          <draw:text-box>
            <text:p text:style-name="P6"><text:span text:style-name="T3">Female AUC=0.67</text:span></text:p>
            <text:p text:style-name="P6"><text:span text:style-name="T3">ALL AUC=0.623</text:span></text:p>
            <text:p text:style-name="P6"><text:span text:style-name="T3">Male AUC=0.565</text:span></text:p>
          </draw:text-box>
        </draw:frame>
        <draw:frame draw:style-name="gr21" draw:text-style-name="P7" draw:layer="layout" svg:width="2.9cm" svg:height="1.5cm" svg:x="17.5cm" svg:y="11.6cm">
          <draw:text-box>
            <text:p text:style-name="P6"><text:span text:style-name="T3">Female AUC=0.686</text:span></text:p>
            <text:p text:style-name="P6"><text:span text:style-name="T3">ALL AUC=0.629</text:span></text:p>
            <text:p text:style-name="P6"><text:span text:style-name="T3">Male AUC=0.56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stroke-dash22" draw:style="rect" draw:dots1="1" draw:dots1-length="0.075cm" draw:distance="0.075cm"/>
    <draw:stroke-dash draw:name="stroke-dash25" draw:style="rect" draw:dots1="1" draw:dots1-length="0.15cm" draw:distance="0.07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Regular"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1cm" fo:margin-bottom="1cm" fo:margin-left="0.1cm" fo:margin-right="0.1cm" fo:page-width="24.376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3-05T13:09:28.803315511</dc:date>
    <dc:creator>Wang Shixiang</dc:creator>
    <meta:editing-duration>PT5M6S</meta:editing-duration>
    <meta:editing-cycles>3</meta:editing-cycles>
    <meta:generator>LibreOffice/6.1.4.2$Linux_X86_64 LibreOffice_project/9d0f32d1f0b509096fd65e0d4bec26ddd1938fd3</meta:generator>
    <meta:document-statistic meta:object-count="99"/>
  </office:meta>
</office:document-meta>
</file>